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29cm" table:align="left" style:writing-mode="lr-tb"/>
    </style:style>
    <style:style style:name="Tabela1.A" style:family="table-column">
      <style:table-column-properties style:column-width="4.256cm"/>
    </style:style>
    <style:style style:name="Tabela1.B" style:family="table-column">
      <style:table-column-properties style:column-width="3.507cm"/>
    </style:style>
    <style:style style:name="Tabela1.C" style:family="table-column">
      <style:table-column-properties style:column-width="3.253cm"/>
    </style:style>
    <style:style style:name="Tabela1.D" style:family="table-column">
      <style:table-column-properties style:column-width="6.0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0.633cm" style:keep-together="true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3" style:family="table-row">
      <style:table-row-properties style:min-row-height="0.734cm" style:keep-together="true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5" style:family="table-row">
      <style:table-row-properties style:min-row-height="0.423cm" style:keep-together="true" fo:keep-together="auto"/>
    </style:style>
    <style:style style:name="Tabela1.A5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1.6" style:family="table-row">
      <style:table-row-properties style:min-row-height="0.593cm" style:keep-together="true" fo:keep-together="auto"/>
    </style:style>
    <style:style style:name="Tabela1.7" style:family="table-row">
      <style:table-row-properties style:min-row-height="0.568cm" style:keep-together="true" fo:keep-together="auto"/>
    </style:style>
    <style:style style:name="Tabela1.8" style:family="table-row">
      <style:table-row-properties style:min-row-height="0.434cm" style:keep-together="true" fo:keep-together="auto"/>
    </style:style>
    <style:style style:name="Tabela1.A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9" style:family="table-row">
      <style:table-row-properties style:min-row-height="0.45cm" style:keep-together="true" fo:keep-together="auto"/>
    </style:style>
    <style:style style:name="Tabela1.A9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9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a1.10" style:family="table-row">
      <style:table-row-properties style:min-row-height="0.041cm" style:keep-together="true" fo:keep-together="auto"/>
    </style:style>
    <style:style style:name="Tabela1.12" style:family="table-row">
      <style:table-row-properties style:min-row-height="3.295cm" style:keep-together="true" fo:keep-together="auto"/>
    </style:style>
    <style:style style:name="Tabela2" style:family="table">
      <style:table-properties style:width="16.152cm" fo:margin-left="-0.199cm" table:align="left" style:writing-mode="lr-tb"/>
    </style:style>
    <style:style style:name="Tabela2.A" style:family="table-column">
      <style:table-column-properties style:column-width="16.152cm"/>
    </style:style>
    <style:style style:name="Tabela2.1" style:family="table-row">
      <style:table-row-properties style:min-row-height="21.521cm"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3" style:family="paragraph" style:parent-style-name="Header">
      <style:text-properties fo:font-size="9pt" fo:language="zxx" fo:country="none" style:font-size-asian="9pt" style:language-asian="zxx" style:country-asian="none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212cm" fo:margin-bottom="0.212cm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margin-top="0.212cm" fo:margin-bottom="0.212cm">
        <style:tab-stops>
          <style:tab-stop style:position="1.57cm"/>
        </style:tab-stops>
      </style:paragraph-properties>
    </style:style>
    <style:style style:name="P11" style:family="paragraph" style:parent-style-name="Text_20_body">
      <style:paragraph-properties fo:margin-top="0.212cm" fo:margin-bottom="0.212cm"/>
      <style:text-properties style:font-name="Arial" fo:font-size="10pt" fo:language="pt" fo:country="BR" style:font-size-asian="10pt" style:font-name-complex="Arial"/>
    </style:style>
    <style:style style:name="P12" style:family="paragraph" style:parent-style-name="Standard">
      <style:paragraph-properties fo:margin-left="1cm" fo:margin-right="0.501cm" fo:text-align="justify" style:justify-single-word="false" fo:text-indent="0cm" style:auto-text-indent="false"/>
      <style:text-properties style:font-name="Verdana" fo:font-size="10pt" fo:background-color="#ffff00" style:font-size-asian="10pt" style:font-size-complex="10pt"/>
    </style:style>
    <style:style style:name="P13" style:family="paragraph" style:parent-style-name="Standard">
      <style:paragraph-properties fo:margin-left="1cm" fo:margin-right="0.501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.847cm" style:auto-text-indent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Verdana" fo:font-size="10pt" fo:language="pt" fo:country="BR" style:font-size-asian="10pt" style:font-size-complex="10pt"/>
    </style:style>
    <style:style style:name="P16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7" style:family="paragraph" style:parent-style-name="Standard">
      <style:paragraph-properties fo:margin-left="1.27cm" fo:margin-right="0cm" fo:margin-top="0.212cm" fo:margin-bottom="0.212cm" fo:line-height="150%" fo:text-indent="0cm" style:auto-text-indent="false" style:snap-to-layout-grid="false"/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P18" style:family="paragraph" style:parent-style-name="Standard" style:list-style-name="WW8Num9">
      <style:paragraph-properties fo:margin-left="1.259cm" fo:margin-right="0cm" fo:margin-top="0cm" fo:margin-bottom="0.212cm" fo:text-indent="-0.63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 style:list-style-name="WW8Num23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 style:list-style-name="WW8Num23">
      <style:paragraph-properties fo:margin-left="2.649cm" fo:margin-right="0cm" fo:margin-top="0.212cm" fo:margin-bottom="0.212cm" fo:text-indent="-1.27cm" style:auto-text-indent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 style:list-style-name="WW8Num3">
      <style:paragraph-properties fo:margin-left="1.27cm" fo:margin-right="0cm" fo:margin-top="0.212cm" fo:margin-bottom="0.212cm" fo:line-height="150%" fo:text-indent="-0.64cm" style:auto-text-indent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2" style:family="paragraph" style:parent-style-name="Heading_20_1">
      <style:paragraph-properties style:snap-to-layout-grid="false"/>
      <style:text-properties fo:font-variant="small-caps" style:font-name="Verdana" fo:font-size="3pt" fo:font-weight="bold" style:font-size-asian="3pt" style:font-weight-asian="bold" style:font-name-complex="Tahoma"/>
    </style:style>
    <style:style style:name="P23" style:family="paragraph" style:parent-style-name="Heading_20_1">
      <style:paragraph-properties fo:margin-top="0.212cm" fo:margin-bottom="0.212cm" fo:text-align="center" style:justify-single-word="false" style:snap-to-layout-grid="false"/>
      <style:text-properties style:font-name="Verdana"/>
    </style:style>
    <style:style style:name="P24" style:family="paragraph" style:parent-style-name="Heading_20_1">
      <style:paragraph-properties fo:margin-top="0cm" fo:margin-bottom="0cm"/>
      <style:text-properties fo:font-size="12pt" style:font-size-asian="12pt" style:font-size-complex="12pt"/>
    </style:style>
    <style:style style:name="P25" style:family="paragraph" style:parent-style-name="Heading_20_2">
      <style:paragraph-properties fo:text-align="justify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26" style:family="paragraph" style:parent-style-name="Heading_20_2">
      <style:paragraph-properties fo:margin-top="0.212cm" fo:margin-bottom="0.212cm" style:snap-to-layout-grid="false"/>
      <style:text-properties fo:font-size="12pt" fo:font-style="normal" style:font-size-asian="12pt" style:font-style-asian="normal" style:font-size-complex="12pt"/>
    </style:style>
    <style:style style:name="P27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28" style:family="paragraph" style:parent-style-name="Heading_20_2">
      <style:paragraph-properties fo:margin-top="0.212cm" fo:margin-bottom="0.212cm"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29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30" style:family="paragraph" style:parent-style-name="Heading_20_2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31" style:family="paragraph" style:parent-style-name="Heading_20_2">
      <style:paragraph-properties fo:margin-top="0.212cm" fo:margin-bottom="0.212cm" style:snap-to-layout-grid="false"/>
    </style:style>
    <style:style style:name="P32" style:family="paragraph" style:parent-style-name="Heading_20_2">
      <style:paragraph-properties fo:margin-top="0.423cm" fo:margin-bottom="0cm" fo:text-align="justify" style:justify-single-word="false"/>
      <style:text-properties fo:font-size="12pt" fo:font-style="normal" style:font-size-asian="12pt" style:font-style-asian="normal" style:font-size-complex="12pt"/>
    </style:style>
    <style:style style:name="P33" style:family="paragraph">
      <style:paragraph-properties style:writing-mode="lr-tb"/>
    </style:style>
    <style:style style:name="T1" style:family="text">
      <style:text-properties fo:font-size="8pt" fo:language="zxx" fo:country="none" style:font-size-asian="8pt" style:language-asian="zxx" style:country-asian="none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language="zxx" fo:country="none" style:font-size-asian="9pt" style:language-asian="zxx" style:country-asian="none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fo:font-size="10pt" fo:font-style="normal" style:font-size-asian="10pt" style:font-style-asian="normal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T7" style:family="text">
      <style:text-properties fo:font-size="12pt" fo:font-style="normal" style:font-size-asian="12pt" style:font-style-asian="normal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ela1.1">
              <table:table-cell table:style-name="Tabela1.A1" table:number-columns-spanned="4" office:value-type="string">
                <text:h text:style-name="P23" text:outline-level="1">Ata de Reunião nº 2</text:h>
              </table:table-cell>
              <table:covered-table-cell/>
              <table:covered-table-cell/>
              <table:covered-table-cell/>
            </table:table-row>
            <table:table-row table:style-name="Tabela1.2">
              <table:table-cell table:style-name="Tabela1.A2" table:number-columns-spanned="4" office:value-type="string">
                <text:h text:style-name="P22" text:outline-level="1"/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26" text:outline-level="2">Projeto </text:h>
                <text:p text:style-name="P11">OpenOdonto</text:p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26" text:outline-level="2">Cliente </text:h>
                <text:p text:style-name="P11">Lidia Pires Barbosa – Odontóloga Clínico Geral</text:p>
              </table:table-cell>
              <table:covered-table-cell/>
              <table:covered-table-cell/>
              <table:covered-table-cell/>
            </table:table-row>
            <table:table-row table:style-name="Tabela1.5">
              <table:table-cell table:style-name="Tabela1.A5" table:number-rows-spanned="3" office:value-type="string">
                <text:h text:style-name="P26" text:outline-level="2">Data</text:h>
                <text:h text:style-name="P28" text:outline-level="2">10/07/2010</text:h>
              </table:table-cell>
              <table:table-cell table:style-name="Tabela1.A5" table:number-columns-spanned="2" office:value-type="string">
                <text:h text:style-name="P27" text:outline-level="2">Hora</text:h>
              </table:table-cell>
              <table:covered-table-cell/>
              <table:table-cell table:style-name="Tabela1.D5" table:number-rows-spanned="3" office:value-type="string">
                <text:h text:style-name="P26" text:outline-level="2">Local</text:h>
                <text:h text:style-name="P28" text:outline-level="2">Consultório do cliente</text:h>
              </table:table-cell>
            </table:table-row>
            <table:table-row table:style-name="Tabela1.6">
              <table:covered-table-cell/>
              <table:table-cell table:style-name="Tabela1.A5" office:value-type="string">
                <text:h text:style-name="P27" text:outline-level="2">Início</text:h>
              </table:table-cell>
              <table:table-cell table:style-name="Tabela1.A5" office:value-type="string">
                <text:h text:style-name="P27" text:outline-level="2">Fim</text:h>
              </table:table-cell>
              <table:covered-table-cell/>
            </table:table-row>
            <table:table-row table:style-name="Tabela1.7">
              <table:covered-table-cell/>
              <table:table-cell table:style-name="Tabela1.A5" office:value-type="string">
                <text:h text:style-name="P29" text:outline-level="2">14:00</text:h>
              </table:table-cell>
              <table:table-cell table:style-name="Tabela1.A5" office:value-type="string">
                <text:h text:style-name="P29" text:outline-level="2">15:00</text:h>
              </table:table-cell>
              <table:covered-table-cell/>
            </table:table-row>
          </table:table-header-rows>
          <table:table-row table:style-name="Tabela1.8">
            <table:table-cell table:style-name="Tabela1.A8" table:number-columns-spanned="2" office:value-type="string">
              <text:h text:style-name="P27" text:outline-level="2">Participante</text:h>
            </table:table-cell>
            <table:covered-table-cell/>
            <table:table-cell table:style-name="Tabela1.A8" office:value-type="string">
              <text:h text:style-name="P27" text:outline-level="2">Área</text:h>
            </table:table-cell>
            <table:table-cell table:style-name="Tabela1.A3" office:value-type="string">
              <text:h text:style-name="P27" text:outline-level="2">Assinatura</text:h>
            </table:table-cell>
          </table:table-row>
          <table:table-row table:style-name="Tabela1.9">
            <table:table-cell table:style-name="Tabela1.A9" table:number-columns-spanned="2" office:value-type="string">
              <text:p text:style-name="P9">Lidia Pires Barbosa</text:p>
            </table:table-cell>
            <table:covered-table-cell/>
            <table:table-cell table:style-name="Tabela1.A9" office:value-type="string">
              <text:p text:style-name="P9">Cliente</text:p>
            </table:table-cell>
            <table:table-cell table:style-name="Tabela1.D9" office:value-type="string">
              <text:h text:style-name="P30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9">Amanda Barbosa Silva</text:p>
            </table:table-cell>
            <table:covered-table-cell/>
            <table:table-cell table:style-name="Tabela1.A9" office:value-type="string">
              <text:p text:style-name="P9">Analista</text:p>
            </table:table-cell>
            <table:table-cell table:style-name="Tabela1.D9" office:value-type="string">
              <text:h text:style-name="P30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9">Rafael Vieira de Almeida</text:p>
            </table:table-cell>
            <table:covered-table-cell/>
            <table:table-cell table:style-name="Tabela1.A9" office:value-type="string">
              <text:p text:style-name="P9">Analista</text:p>
            </table:table-cell>
            <table:table-cell table:style-name="Tabela1.D9" office:value-type="string">
              <text:h text:style-name="P30" text:outline-level="2"/>
            </table:table-cell>
          </table:table-row>
          <table:table-row table:style-name="Tabela1.12">
            <table:table-cell table:style-name="Tabela1.A3" table:number-columns-spanned="4" office:value-type="string">
              <text:h text:style-name="P31" text:outline-level="2"><text:span text:style-name="T7">Resumo</text:span><text:span text:style-name="T5">:</text:span><text:span text:style-name="T6"> </text:span></text:h>
              <text:p text:style-name="P17">Foi apresentada ao cliente a possibilidade de se colocar uma interface gráfica no momento de preencher o odontograma do paciente.</text:p>
              <text:p text:style-name="P17">A interface disponibilizará um desenho com a arcada dentária de uma pessoa permitindo ao paciente selecionar a face em que será realizada o procedimento. Quando é selecionada a face, uma tabela abaixo do desenho é preenchida com a face selecionada e permite também informar o procedimento realizado e uma descrição qualquer que deseje.</text:p>
              <text:p text:style-name="P17">O cliente gostou da solução e acatou com o que foi apresentado. Solicitou que, a medida que o requisito fosse desenvolvido, gostaria de ver o que já foi realizado e se está atendendo a suas expectativas.</text:p>
              <text:p text:style-name="P17">Na reunião foi decidido que o odontograma será implemetado da forma apresentada.</text:p>
            </table:table-cell>
            <table:covered-table-cell/>
            <table:covered-table-cell/>
            <table:covered-table-cell/>
          </table:table-row>
        </table:table>
        <text:h text:style-name="P24" text:outline-level="1"/>
        <text:h text:style-name="P24" text:outline-level="1"/>
        <text:p text:style-name="P10"/>
        <text:p text:style-name="Standard"/>
        <table:table table:name="Tabela2" table:style-name="Tabela2">
          <table:table-column table:style-name="Tabela2.A"/>
          <text:soft-page-break/>
          <table:table-row table:style-name="Tabela2.1">
            <table:table-cell table:style-name="Tabela2.A1" office:value-type="string">
              <text:h text:style-name="P25" text:outline-level="2">Objetivo(s): </text:h>
              <text:p text:style-name="P8"/>
              <text:list xml:id="list31291090" text:style-name="WW8Num9">
                <text:list-item>
                  <text:p text:style-name="P18">Apresentar ao cliente uma interface gráfica para que ele possa realizar o odontograma de seus pacientes.</text:p>
                </text:list-item>
              </text:list>
              <text:p text:style-name="P8"/>
              <text:h text:style-name="P32" text:outline-level="2">Tópicos Abordados: </text:h>
              <text:p text:style-name="P8"/>
              <text:list xml:id="list31287195" text:style-name="WW8Num23">
                <text:list-item>
                  <text:p text:style-name="P19">Apresentação da interface.</text:p>
                </text:list-item>
              </text:list>
              <text:p text:style-name="P8"/>
              <text:list xml:id="list31296328" text:continue-numbering="true" text:style-name="WW8Num23">
                <text:list-item>
                  <text:p text:style-name="P19">Discussão sobre como será realizado o procedimento:</text:p>
                  <text:list>
                    <text:list-item>
                      <text:p text:style-name="P20">Será apresentado um desenho com os dentes e as faces, onde o odontólogo poderá selecionar a face onde será realizada o procedimento. A tabela abaixo será preenchida com a face e permitirá ao usuário informar o procedimento e uma descrição que deseje.</text:p>
                    </text:list-item>
                  </text:list>
                </text:list-item>
              </text:list>
              <text:p text:style-name="P8"/>
              <text:h text:style-name="P32" text:outline-level="2">Próxima Reunião – Tópicos a serem abordados: </text:h>
              <text:p text:style-name="P16"/>
              <text:list xml:id="list31295956" text:style-name="WW8Num3">
                <text:list-header>
                  <text:p text:style-name="P21">Não foi definido quando será a próxima reunião. As reunião serão marcadas de acordo com a necessidade do cliente e dos responsáveis pelo projeto.</text:p>
                </text:list-header>
              </text:list>
              <text:p text:style-name="P15"/>
              <text:h text:style-name="P32" text:outline-level="2">Pendências: </text:h>
              <text:p text:style-name="P12"/>
              <text:p text:style-name="P13">Não ficaram pendências para a próxima reunião.</text:p>
            </table:table-cell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3" style:display-name="Corpo de texto 3" style:family="paragraph" style:parent-style-name="Standard">
      <style:paragraph-properties fo:margin-top="0cm" fo:margin-bottom="0.212cm" style:text-autospace="none" style:punctuation-wrap="simple" style:vertical-align="baseline"/>
      <style:text-properties fo:font-size="8pt" fo:language="en" fo:country="US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style:font-name="Wingdings"/>
    </style:style>
    <style:style style:name="WW8Num3z1" style:family="text">
      <style:text-properties style:font-name="Courier New1" style:font-name-complex="Courier New1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1" style:font-name-complex="Courier New1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1" style:font-name-complex="Courier New1"/>
    </style:style>
    <style:style style:name="WW8Num9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1" style:font-name-complex="Courier New1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1" style:font-name-complex="Courier New1"/>
    </style:style>
    <style:style style:name="WW8Num14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1" style:font-name-complex="Courier New1"/>
    </style:style>
    <style:style style:name="WW8Num19z3" style:family="text">
      <style:text-properties style:font-name="Symbol"/>
    </style:style>
    <style:style style:name="WW8Num20z0" style:family="text">
      <style:text-properties style:font-name="Wingdings" fo:font-size="8pt" style:font-size-asian="8pt" style:font-size-complex="8pt"/>
    </style:style>
    <style:style style:name="WW8Num20z1" style:family="text">
      <style:text-properties fo:font-size="8pt" style:font-size-asian="8pt" style:font-size-complex="8pt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1" style:font-name-complex="Courier New1"/>
    </style:style>
    <style:style style:name="WW8Num22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364cm" fo:text-indent="-0.635cm" fo:margin-left="8.36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634cm" fo:text-indent="-0.635cm" fo:margin-left="9.63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904cm" fo:text-indent="-0.635cm" fo:margin-left="10.904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174cm" fo:text-indent="-0.635cm" fo:margin-left="12.1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648cm" fo:text-indent="-1.27cm" fo:margin-left="2.64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9cm" fo:text-indent="-1.27cm" fo:margin-left="3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768cm" fo:text-indent="-1.905cm" fo:margin-left="4.76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45cm" fo:text-indent="-2.54cm" fo:margin-left="6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888cm" fo:text-indent="-2.54cm" fo:margin-left="6.8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266cm" fo:text-indent="-3.175cm" fo:margin-left="8.26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9.643cm" fo:text-indent="-3.81cm" fo:margin-left="9.6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0.386cm" fo:text-indent="-3.81cm" fo:margin-left="10.3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655cm" fo:margin-left="-0.016cm" fo:margin-right="0.36cm" table:align="margins" style:writing-mode="lr-tb"/>
    </style:style>
    <style:style style:name="Tabela4.A" style:family="table-column">
      <style:table-column-properties style:column-width="8.244cm" style:rel-column-width="32441*"/>
    </style:style>
    <style:style style:name="Tabela4.B" style:family="table-column">
      <style:table-column-properties style:column-width="8.41cm" style:rel-column-width="33094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" style:family="table">
      <style:table-properties style:width="16.81cm" fo:margin-left="-0.191cm" table:align="left" style:writing-mode="lr-tb"/>
    </style:style>
    <style:style style:name="Tabela5.A" style:family="table-column">
      <style:table-column-properties style:column-width="8.4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4" style:family="paragraph">
      <style:paragraph-properties style:writing-mode="lr-tb"/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Header">
      <style:text-properties fo:font-size="9pt" fo:language="zxx" fo:country="none" style:font-size-asian="9pt" style:language-asian="zxx" style:country-asian="none"/>
    </style:style>
    <style:style style:name="MP7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T1" style:family="text">
      <style:text-properties fo:font-size="8pt" fo:language="zxx" fo:country="none" style:font-size-asian="8pt" style:language-asian="zxx" style:country-asian="none" style:font-size-complex="8pt"/>
    </style:style>
    <style:style style:name="MT2" style:family="text">
      <style:text-properties fo:font-size="9pt" fo:language="zxx" fo:country="none" style:font-size-asian="9pt" style:language-asian="zxx" style:country-asian="none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84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/></text:p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/>
            </table:table-cell>
            <table:table-cell table:style-name="Tabela4.B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Page_20_Number"><text:span text:style-name="MT1">OpenOdonto</text:span></text:span><text:span text:style-name="Page_20_Number"><text:span text:style-name="MT2"><text:tab/></text:span></text:span><draw:custom-shape text:anchor-type="char" draw:z-index="4" draw:style-name="Mgr1" draw:text-style-name="MP4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</style:footer>
    </style:master-page>
    <style:master-page style:name="Converter_20_1" style:display-name="Converter 1" style:page-layout-name="Mpm2" style:next-style-name="Próxima_20_conversão_20_1">
      <style:footer>
        <text:p text:style-name="MP5"><text:span text:style-name="Page_20_Number"><text:span text:style-name="MT3"><text:s text:c="2"/></text:span></text:span><text:span text:style-name="Page_20_Number"><text:span text:style-name="MT4">SALIC II - Menu Cadastramento <text:tab/>mds - dcu – 007<text:tab/>Página </text:span>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  <text:p text:style-name="Footer"/>
      </style:footer>
    </style:master-page>
    <style:master-page style:name="Próxima_20_conversão_20_1" style:display-name="Próxima conversão 1" style:page-layout-name="Mpm3">
      <style:header>
        <text:p text:style-name="MP6"><draw:custom-shape text:anchor-type="char" draw:z-index="1" draw:style-name="Mgr1" draw:text-style-name="MP4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7"><draw:custom-shape text:anchor-type="char" draw:z-index="2" draw:style-name="Mgr1" draw:text-style-name="MP4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8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1"><text:span text:style-name="MT4"><text:s/></text:span><draw:frame draw:style-name="Mfr1" draw:name="figura3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2"><draw:frame draw:style-name="Mfr1" draw:name="figura4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7"><draw:custom-shape text:anchor-type="char" draw:z-index="0" draw:style-name="Mgr1" draw:text-style-name="MP4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8"/>
      </style:header>
      <style:footer>
        <text:p text:style-name="MP3"><draw:custom-shape text:anchor-type="char" draw:z-index="5" draw:style-name="Mgr1" draw:text-style-name="MP4" svg:width="21.802cm" svg:height="0.061cm" svg:x="-2.54cm" svg:y="-0.229cm"><text:p/><draw:enhanced-geometry svg:viewBox="0 0 21600 21600" draw:type="rectangle" draw:enhanced-path="M 0 0 L 21600 0 21600 21600 0 21600 0 0 Z N"/></draw:custom-shape><text:span text:style-name="MT1">Nome ou Sigla do Sistema</text:span><text:span text:style-name="Page_20_Number"><text:span text:style-name="MT4"> - Ata de Reunião</text:span></text:span><text:span text:style-name="Page_20_Number"><text:span text:style-name="MT3"><text:tab/></text:span></text:span><text:span text:style-name="Page_20_Number"><text:span text:style-name="MT4">mds - ata - abc - a</text:span></text:span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4T10:50:02.90</meta:creation-date>
    <meta:editing-cycles>17</meta:editing-cycles>
    <meta:editing-duration>PT1H4M52S</meta:editing-duration>
    <meta:generator>OpenOffice.org/3.3$Win32 OpenOffice.org_project/330m17$Build-9551</meta:generator>
    <dc:date>2010-12-06T11:17:33.93</dc:date>
    <dc:creator>Amanda Barbosa</dc:creator>
    <meta:document-statistic meta:table-count="4" meta:image-count="2" meta:object-count="0" meta:page-count="2" meta:paragraph-count="44" meta:word-count="318" meta:character-count="1908"/>
  </office:meta>
</office:document-meta>
</file>